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orphans="1" fo:text-indent="0in" style:auto-text-indent="false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Heading_20_3">
      <style:paragraph-properties fo:orphans="1" fo:text-indent="0in" style:auto-text-indent="false"/>
    </style:style>
    <style:style style:name="P5" style:family="paragraph" style:parent-style-name="Preformatted_20_Text">
      <style:paragraph-properties fo:text-indent="0in" style:auto-text-indent="false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fo:margin-top="0in" fo:margin-bottom="0.1965in" style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orphans="1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text-align="start" style:justify-single-word="false" fo:orphans="1" fo:text-indent="0in" style:auto-text-indent="false" fo:padding="0in" fo:border="none"/>
    </style:style>
    <style:style style:name="P10" style:family="paragraph" style:parent-style-name="Preformatted_20_Text">
      <style:paragraph-properties fo:text-align="start" style:justify-single-word="false" fo:orphans="1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2" style:family="paragraph" style:parent-style-name="Standard">
      <style:text-properties fo:background-color="#1f1f1f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#1f1f1f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ce9178" loext:opacity="100%" fo:background-color="#1f1f1f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1">
      <style:paragraph-properties fo:margin-top="0in" fo:margin-bottom="0in" style:contextual-spacing="false" fo:text-indent="0in" style:auto-text-indent="false"/>
    </style:style>
    <style:style style:name="P18" style:family="paragraph" style:parent-style-name="Text_20_body" style:list-style-name="L1">
      <style:paragraph-properties fo:text-indent="0in" style:auto-text-indent="fals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2">
      <style:paragraph-properties fo:margin-top="0in" fo:margin-bottom="0in" style:contextual-spacing="false" fo:text-indent="0in" style:auto-text-indent="false"/>
    </style:style>
    <style:style style:name="P21" style:family="paragraph" style:parent-style-name="Text_20_body" style:list-style-name="L2">
      <style:paragraph-properties fo:text-indent="0in" style:auto-text-indent="false"/>
    </style:style>
    <style:style style:name="P22" style:family="paragraph" style:parent-style-name="Text_20_body">
      <style:paragraph-properties fo:margin-left="0in" fo:margin-right="0in" fo:orphans="1" fo:text-indent="0in" style:auto-text-indent="false"/>
    </style:style>
    <style:style style:name="P23" style:family="paragraph" style:parent-style-name="Text_20_body">
      <style:paragraph-properties fo:orphans="1" fo:text-indent="0in" style:auto-text-indent="false"/>
    </style:style>
    <style:style style:name="P24" style:family="paragraph" style:parent-style-name="Text_20_body" style:list-style-name="L3">
      <style:paragraph-properties fo:margin-top="0in" fo:margin-bottom="0in" style:contextual-spacing="false" fo:orphans="1" fo:text-indent="0in" style:auto-text-indent="false"/>
    </style:style>
    <style:style style:name="P25" style:family="paragraph" style:parent-style-name="Text_20_body" style:list-style-name="L3">
      <style:paragraph-properties fo:orphans="1" fo:text-indent="0in" style:auto-text-indent="false"/>
    </style:style>
    <style:style style:name="P26" style:family="paragraph" style:parent-style-name="Text_20_body" style:list-style-name="L4">
      <style:paragraph-properties fo:margin-top="0in" fo:margin-bottom="0in" style:contextual-spacing="false" fo:orphans="1" fo:text-indent="0in" style:auto-text-indent="false"/>
    </style:style>
    <style:style style:name="P27" style:family="paragraph" style:parent-style-name="Text_20_body" style:list-style-name="L4">
      <style:paragraph-properties fo:orphans="1" fo:text-indent="0in" style:auto-text-indent="false"/>
    </style:style>
    <style:style style:name="P28" style:family="paragraph" style:parent-style-name="Text_20_body" style:list-style-name="L5">
      <style:paragraph-properties fo:margin-top="0in" fo:margin-bottom="0in" style:contextual-spacing="false" fo:orphans="1" fo:text-indent="0in" style:auto-text-indent="false"/>
    </style:style>
    <style:style style:name="P29" style:family="paragraph" style:parent-style-name="Text_20_body" style:list-style-name="L5">
      <style:paragraph-properties fo:orphans="1" fo:text-indent="0in" style:auto-text-indent="false"/>
    </style:style>
    <style:style style:name="P30" style:family="paragraph" style:parent-style-name="Text_20_body" style:list-style-name="L6">
      <style:paragraph-properties fo:margin-top="0in" fo:margin-bottom="0in" style:contextual-spacing="false" fo:orphans="1" fo:text-indent="0in" style:auto-text-indent="false"/>
    </style:style>
    <style:style style:name="P31" style:family="paragraph" style:parent-style-name="Text_20_body" style:list-style-name="L6">
      <style:paragraph-properties fo:orphans="1" fo:text-indent="0in" style:auto-text-indent="false"/>
    </style:style>
    <style:style style:name="P32" style:family="paragraph" style:parent-style-name="Text_20_body" style:list-style-name="L7">
      <style:paragraph-properties fo:margin-top="0in" fo:margin-bottom="0in" style:contextual-spacing="false" fo:orphans="1" fo:text-indent="0in" style:auto-text-indent="false"/>
    </style:style>
    <style:style style:name="P33" style:family="paragraph" style:parent-style-name="Text_20_body" style:list-style-name="L7">
      <style:paragraph-properties fo:orphans="1" fo:text-indent="0in" style:auto-text-indent="fals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background-color="#1f1f1f" loext:char-shading-value="0"/>
    </style:style>
    <style:style style:name="T3" style:family="text">
      <style:text-properties fo:color="#cccccc" loext:opacity="100%"/>
    </style:style>
    <style:style style:name="T4" style:family="text">
      <style:text-properties fo:color="#cccccc" loext:opacity="100%" fo:background-color="#1f1f1f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586c0" loext:opacity="100%"/>
    </style:style>
    <style:style style:name="T8" style:family="text">
      <style:text-properties officeooo:rsid="00178ae9"/>
    </style:style>
    <style:style style:name="T9" style:family="text">
      <style:text-properties fo:color="#61afef" loext:opacity="100%"/>
    </style:style>
    <style:style style:name="T10" style:family="text">
      <style:text-properties fo:color="#d19a66" loext:opacity="100%"/>
    </style:style>
    <style:style style:name="T11" style:family="text">
      <style:text-properties fo:color="#98c379" loext:opacity="100%"/>
    </style:style>
    <style:style style:name="T12" style:family="text">
      <style:text-properties officeooo:rsid="001927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2">W</text:span>hat does "Install in editable mode” mean in the comment in the README.md</text:p>
      <text:p text:style-name="P22">Edit</text:p>
      <text:p text:style-name="P22">Great question! "Editable mode" (also called "development mode") means the package is installed as a <text:span text:style-name="Strong_20_Emphasis">link to your source code</text:span> rather than copying files.</text:p>
      <text:h text:style-name="P2" text:outline-level="2">How It Works</text:h>
      <text:h text:style-name="P4" text:outline-level="3">Normal Installation</text:h>
      <text:p text:style-name="P22">bash</text:p>
      <text:p text:style-name="P8"><text:span text:style-name="Source_20_Text">pip </text:span><text:span text:style-name="Source_20_Text"><text:span text:style-name="T9">install</text:span></text:span><text:span text:style-name="Source_20_Text"> </text:span><text:span text:style-name="Source_20_Text"><text:span text:style-name="T10">.</text:span></text:span></text:p>
      <text:list text:style-name="L3">
        <text:list-item>
          <text:p text:style-name="P24">Copies your package files to the conda/Python environment's <text:span text:style-name="Source_20_Text">site-packages</text:span> directory</text:p>
        </text:list-item>
        <text:list-item>
          <text:p text:style-name="P25">If you edit your source code, changes <text:span text:style-name="Strong_20_Emphasis">won't</text:span> be reflected until you reinstall</text:p>
        </text:list-item>
      </text:list>
      <text:h text:style-name="P4" text:outline-level="3">Editable Installation</text:h>
      <text:p text:style-name="P22">bash</text:p>
      <text:p text:style-name="P8"><text:span text:style-name="Source_20_Text">pip </text:span><text:span text:style-name="Source_20_Text"><text:span text:style-name="T9">install</text:span></text:span><text:span text:style-name="Source_20_Text"> -e </text:span><text:span text:style-name="Source_20_Text"><text:span text:style-name="T10">.</text:span></text:span></text:p>
      <text:list text:style-name="L4">
        <text:list-item>
          <text:p text:style-name="P26">Creates a <text:span text:style-name="Strong_20_Emphasis">symbolic link</text:span> from <text:span text:style-name="Source_20_Text">site-packages</text:span> to your source directory</text:p>
        </text:list-item>
        <text:list-item>
          <text:p text:style-name="P26">Changes to your source code are <text:span text:style-name="Strong_20_Emphasis">immediately available</text:span> without reinstalling</text:p>
        </text:list-item>
        <text:list-item>
          <text:p text:style-name="P27">The <text:span text:style-name="Source_20_Text">-e</text:span> flag stands for "editable"</text:p>
        </text:list-item>
      </text:list>
      <text:h text:style-name="P2" text:outline-level="2">Practical Example</text:h>
      <text:p text:style-name="P22">bash</text:p>
      <text:p text:style-name="P9"><text:span text:style-name="Source_20_Text"># Install in editable mode</text:span></text:p>
      <text:p text:style-name="P9"><text:span text:style-name="Source_20_Text"><text:span text:style-name="T10">cd</text:span></text:span><text:span text:style-name="Source_20_Text"> my-package/</text:span></text:p>
      <text:p text:style-name="P9"><text:span text:style-name="Source_20_Text">pip </text:span><text:span text:style-name="Source_20_Text"><text:span text:style-name="T9">install</text:span></text:span><text:span text:style-name="Source_20_Text"> -e </text:span><text:span text:style-name="Source_20_Text"><text:span text:style-name="T10">.</text:span></text:span></text:p>
      <text:p text:style-name="P10"/>
      <text:p text:style-name="P9"><text:span text:style-name="Source_20_Text"># Now your package is installed</text:span></text:p>
      <text:p text:style-name="P9"><text:span text:style-name="Source_20_Text">python -c </text:span><text:span text:style-name="Source_20_Text"><text:span text:style-name="T11">"from my_package import hello_world; hello_world()"</text:span></text:span></text:p>
      <text:p text:style-name="P9"><text:span text:style-name="Source_20_Text"># Output: Hello, World! Welcome to my-package!</text:span></text:p>
      <text:p text:style-name="P10"/>
      <text:p text:style-name="P9"><text:span text:style-name="Source_20_Text"># Edit my_package/core.py and change the message</text:span></text:p>
      <text:p text:style-name="P9"><text:span text:style-name="Source_20_Text"># Then immediately test again (no reinstall needed!)</text:span></text:p>
      <text:p text:style-name="P9"><text:span text:style-name="Source_20_Text">python -c </text:span><text:span text:style-name="Source_20_Text"><text:span text:style-name="T11">"from my_package import hello_world; hello_world()"</text:span></text:span></text:p>
      <text:p text:style-name="P8"><text:span text:style-name="Source_20_Text"># Output: Your new message!</text:span></text:p>
      <text:h text:style-name="P2" text:outline-level="2">When to Use Each</text:h>
      <text:p text:style-name="P23"><text:span text:style-name="Strong_20_Emphasis">Editable mode (</text:span><text:span text:style-name="Strong_20_Emphasis"><text:span text:style-name="Source_20_Text">-e</text:span></text:span><text:span text:style-name="Strong_20_Emphasis">)</text:span>:</text:p>
      <text:list text:style-name="L5">
        <text:list-item>
          <text:p text:style-name="P28"><text:soft-page-break/>✅ During development</text:p>
        </text:list-item>
        <text:list-item>
          <text:p text:style-name="P28">✅ When actively coding and testing</text:p>
        </text:list-item>
        <text:list-item>
          <text:p text:style-name="P29">✅ When contributing to a project</text:p>
        </text:list-item>
      </text:list>
      <text:p text:style-name="P23"><text:span text:style-name="Strong_20_Emphasis">Normal mode</text:span>:</text:p>
      <text:list text:style-name="L6">
        <text:list-item>
          <text:p text:style-name="P30">✅ For production deployment</text:p>
        </text:list-item>
        <text:list-item>
          <text:p text:style-name="P30">✅ When just using the package (not developing it)</text:p>
        </text:list-item>
        <text:list-item>
          <text:p text:style-name="P31">✅ For final testing before release</text:p>
        </text:list-item>
      </text:list>
      <text:h text:style-name="P2" text:outline-level="2">For Your Package</text:h>
      <text:p text:style-name="P23">Since you're testing compatibility between anaconda-ident and conda-build, editable mode is perfect:</text:p>
      <text:p text:style-name="P22">bash</text:p>
      <text:p text:style-name="P8"><text:span text:style-name="Source_20_Text">pip </text:span><text:span text:style-name="Source_20_Text"><text:span text:style-name="T9">install</text:span></text:span><text:span text:style-name="Source_20_Text"> -e </text:span><text:span text:style-name="Source_20_Text"><text:span text:style-name="T11">".[test]"</text:span></text:span></text:p>
      <text:p text:style-name="P23">Now you can:</text:p>
      <text:list text:style-name="L7">
        <text:list-item>
          <text:p text:style-name="P32">Modify code in <text:span text:style-name="Source_20_Text">my_package/</text:span></text:p>
        </text:list-item>
        <text:list-item>
          <text:p text:style-name="P32">Test immediately with <text:span text:style-name="Source_20_Text">my-command</text:span></text:p>
        </text:list-item>
        <text:list-item>
          <text:p text:style-name="P33">No need to reinstall after each change</text:p>
        </text:list-item>
      </text:list>
      <text:p text:style-name="P23">That's why it's in the "Development Installation" section of the README - it's the preferred way for developers to work on the package!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0:33:12.670796006</meta:creation-date>
    <dc:date>2025-10-08T10:20:59.418252429</dc:date>
    <meta:editing-duration>P1DT23H25M18S</meta:editing-duration>
    <meta:editing-cycles>1</meta:editing-cycles>
    <meta:document-statistic meta:table-count="0" meta:image-count="0" meta:object-count="0" meta:page-count="2" meta:paragraph-count="45" meta:word-count="282" meta:character-count="1698" meta:non-whitespace-character-count="1475"/>
    <meta:generator>LibreOffice/24.2.0.3$MacOSX_X86_64 LibreOffice_project/da48488a73ddd66ea24cf16bbc4f7b9c08e9bea1</meta:generator>
  </office:meta>
</office:document-meta>
</file>